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text-properties officeooo:paragraph-rsid="00089d36"/>
    </style:style>
    <style:style style:name="P6" style:family="paragraph" style:parent-style-name="Standard">
      <style:text-properties officeooo:paragraph-rsid="000bd0f8"/>
    </style:style>
    <style:style style:name="P7" style:family="paragraph" style:parent-style-name="Standard">
      <style:text-properties officeooo:rsid="0012349f" officeooo:paragraph-rsid="0012349f"/>
    </style:style>
    <style:style style:name="P8" style:family="paragraph" style:parent-style-name="Standard">
      <style:text-properties officeooo:rsid="001366e4" officeooo:paragraph-rsid="001366e4"/>
    </style:style>
    <style:style style:name="P9" style:family="paragraph" style:parent-style-name="Standard">
      <style:text-properties officeooo:rsid="0015884e" officeooo:paragraph-rsid="0015884e"/>
    </style:style>
    <style:style style:name="P10" style:family="paragraph" style:parent-style-name="Standard">
      <style:text-properties officeooo:rsid="0016f613" officeooo:paragraph-rsid="0016f613"/>
    </style:style>
    <style:style style:name="P11" style:family="paragraph" style:parent-style-name="Standard" style:list-style-name="L1">
      <style:text-properties officeooo:rsid="0007492d" officeooo:paragraph-rsid="0007492d"/>
    </style:style>
    <style:style style:name="P12" style:family="paragraph" style:parent-style-name="Standard" style:list-style-name="L1">
      <style:text-properties officeooo:rsid="000788f5" officeooo:paragraph-rsid="000788f5"/>
    </style:style>
    <style:style style:name="P13" style:family="paragraph" style:parent-style-name="Standard" style:list-style-name="L2">
      <style:text-properties officeooo:rsid="000788f5" officeooo:paragraph-rsid="000788f5"/>
    </style:style>
    <style:style style:name="P14" style:family="paragraph" style:parent-style-name="Standard">
      <style:text-properties officeooo:rsid="000788f5" officeooo:paragraph-rsid="000788f5"/>
    </style:style>
    <style:style style:name="P15" style:family="paragraph" style:parent-style-name="Standard" style:list-style-name="L3">
      <style:text-properties officeooo:rsid="00089d36" officeooo:paragraph-rsid="00089d36"/>
    </style:style>
    <style:style style:name="P16" style:family="paragraph" style:parent-style-name="Standard" style:list-style-name="L4">
      <style:text-properties officeooo:rsid="000e1f5f" officeooo:paragraph-rsid="000e1f5f"/>
    </style:style>
    <style:style style:name="P17" style:family="paragraph" style:parent-style-name="Standard" style:list-style-name="L4">
      <style:text-properties officeooo:rsid="000fd7bc" officeooo:paragraph-rsid="000fd7bc"/>
    </style:style>
    <style:style style:name="P18" style:family="paragraph" style:parent-style-name="Standard" style:list-style-name="L4">
      <style:text-properties officeooo:rsid="00104618" officeooo:paragraph-rsid="00104618"/>
    </style:style>
    <style:style style:name="P19" style:family="paragraph" style:parent-style-name="Standard" style:list-style-name="L5">
      <style:text-properties officeooo:rsid="000bd0f8" officeooo:paragraph-rsid="000db31a"/>
    </style:style>
    <style:style style:name="P20" style:family="paragraph" style:parent-style-name="Standard" style:list-style-name="L5">
      <style:text-properties officeooo:rsid="000db31a" officeooo:paragraph-rsid="000db31a"/>
    </style:style>
    <style:style style:name="P21" style:family="paragraph" style:parent-style-name="Standard" style:list-style-name="L6">
      <style:text-properties officeooo:rsid="0012349f" officeooo:paragraph-rsid="0012349f"/>
    </style:style>
    <style:style style:name="P22" style:family="paragraph" style:parent-style-name="Standard" style:list-style-name="L6">
      <style:text-properties officeooo:rsid="001366e4" officeooo:paragraph-rsid="001366e4"/>
    </style:style>
    <style:style style:name="P23" style:family="paragraph" style:parent-style-name="Standard" style:list-style-name="L7">
      <style:text-properties officeooo:rsid="0016f613" officeooo:paragraph-rsid="0016f613"/>
    </style:style>
    <style:style style:name="P24" style:family="paragraph" style:parent-style-name="Standard" style:list-style-name="L7">
      <style:text-properties officeooo:rsid="0017d7e5" officeooo:paragraph-rsid="0017d7e5"/>
    </style:style>
    <style:style style:name="P25" style:family="paragraph" style:parent-style-name="Standard">
      <style:text-properties officeooo:rsid="001837ca" officeooo:paragraph-rsid="001837ca"/>
    </style:style>
    <style:style style:name="P26" style:family="paragraph" style:parent-style-name="Standard">
      <style:text-properties officeooo:rsid="00184ded" officeooo:paragraph-rsid="00184ded"/>
    </style:style>
    <style:style style:name="P27" style:family="paragraph" style:parent-style-name="Standard">
      <style:text-properties officeooo:rsid="00191233" officeooo:paragraph-rsid="00191233"/>
    </style:style>
    <style:style style:name="P28" style:family="paragraph" style:parent-style-name="Standard">
      <style:text-properties officeooo:rsid="001a1725" officeooo:paragraph-rsid="001a1725"/>
    </style:style>
    <style:style style:name="P29" style:family="paragraph" style:parent-style-name="Standard">
      <style:text-properties officeooo:rsid="001b1fa7" officeooo:paragraph-rsid="001b1fa7"/>
    </style:style>
    <style:style style:name="P30" style:family="paragraph" style:parent-style-name="Standard" style:list-style-name="L8">
      <style:text-properties officeooo:rsid="001b288e" officeooo:paragraph-rsid="001b288e"/>
    </style:style>
    <style:style style:name="T1" style:family="text">
      <style:text-properties officeooo:rsid="0007e285"/>
    </style:style>
    <style:style style:name="T2" style:family="text">
      <style:text-properties officeooo:rsid="00089d36"/>
    </style:style>
    <style:style style:name="T3" style:family="text">
      <style:text-properties officeooo:rsid="000a74f7"/>
    </style:style>
    <style:style style:name="T4" style:family="text">
      <style:text-properties officeooo:rsid="000bd0f8"/>
    </style:style>
    <style:style style:name="T5" style:family="text">
      <style:text-properties officeooo:rsid="000e1f5f"/>
    </style:style>
    <style:style style:name="T6" style:family="text">
      <style:text-properties officeooo:rsid="00144c0e"/>
    </style:style>
    <style:style style:name="T7" style:family="text">
      <style:text-properties officeooo:rsid="00184ded"/>
    </style:style>
    <style:style style:name="T8" style:family="text">
      <style:text-properties officeooo:rsid="0018cdfa"/>
    </style:style>
    <style:style style:name="T9" style:family="text">
      <style:text-properties officeooo:rsid="001a42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vòng đời của maven</text:p>
      <text:p text:style-name="P1">-3 vòng đời chính là default, clean, và site</text:p>
      <text:p text:style-name="P1">+ default là vòng đời build 1 project gồm các bước chính là :</text:p>
      <text:list xml:id="list8547595390879111235" text:style-name="L1">
        <text:list-item>
          <text:p text:style-name="P11">validate : kiểm tra xem đã đầy đủ các thuư viện, dữ liệu chưa</text:p>
        </text:list-item>
        <text:list-item>
          <text:p text:style-name="P11">compile: biên dịch chương trình sang dạng bytecode đuôi .class</text:p>
        </text:list-item>
        <text:list-item>
          <text:p text:style-name="P12">test : thực hiện các test theo 1 framework</text:p>
        </text:list-item>
        <text:list-item>
          <text:p text:style-name="P12">package : đóng gói các file đã biên dịch thành định dạng cho trước ,mặc định là jar</text:p>
        </text:list-item>
        <text:list-item>
          <text:p text:style-name="P12">install : cài đặt lên máy local thuongwf là ở thư mục .m2</text:p>
        </text:list-item>
        <text:list-item>
          <text:p text:style-name="P12">deploy : cài đặt trên máy chủ remote</text:p>
        </text:list-item>
      </text:list>
      <text:p text:style-name="P2">+clean</text:p>
      <text:list xml:id="list217314008646343998" text:style-name="L2">
        <text:list-item>
          <text:p text:style-name="P13">pre-clean</text:p>
        </text:list-item>
        <text:list-item>
          <text:p text:style-name="P13">clean : xóa bỏ kết quả build ở lần trước</text:p>
        </text:list-item>
        <text:list-item>
          <text:p text:style-name="P13">post -clean</text:p>
        </text:list-item>
      </text:list>
      <text:p text:style-name="P2">*<text:span text:style-name="T1">khi chạy 1 lệnh ở vòng đời thì maven sẽ thực thi tất cả những lệnh trước nó</text:span></text:p>
      <text:p text:style-name="P28">+ tùy vào mục đích sử dụng thì sẽ gọi các phase khác nhau</text:p>
      <text:p text:style-name="P2">-<text:span text:style-name="T1">Maven sự dụng POM ( project object model ) và chia sẻ tất cả các plugin cho tất cả các dự án của maven</text:span></text:p>
      <text:p text:style-name="P3">+POM là 1 file xml lưu trữ tất cả thông tin của dự áa có trên là pom.xml sẽ tự động sinh ra khi tạo 1 dự án maven</text:p>
      <text:list xml:id="list4924430734086538966" text:style-name="L3">
        <text:list-item>
          <text:p text:style-name="P15">chứa tất cả các thông tin của dự án và cấu hình các plugin sử dụng trong dự án</text:p>
        </text:list-item>
        <text:list-item>
          <text:p text:style-name="P15">các thông tin được xác định với groupId, artifactId và version</text:p>
        </text:list-item>
      </text:list>
      <text:p text:style-name="P4">+Các plugin là các phần thềm ào để sử dụng trong dự án,có 2 loại plugin là build và report ( build sử dụng trong khi build project còn report để tạo report), <text:span text:style-name="T3">có 6 scope : compile, provided,runtime,test,system,import</text:span></text:p>
      <text:p text:style-name="P5"><text:span text:style-name="T2">+ </text:span><text:bookmark text:name="tw-target-text"/><text:span text:style-name="T2">các dependencies 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text:span></text:p>
      <text:p text:style-name="P5"/>
      <text:p text:style-name="P5">*<text:span text:style-name="T5">lợi ích của maven :</text:span></text:p>
      <text:list xml:id="list175933458083963373" text:style-name="L4">
        <text:list-item>
          <text:p text:style-name="P16">giúp cài đặt 1 project đơn giản theo 1 chuẩn tốt nhất, có thể có được project và các module chỉ trong vài giây</text:p>
        </text:list-item>
        <text:list-item>
          <text:p text:style-name="P16">sử dụng thống nhất trên các dự án</text:p>
        </text:list-item>
        <text:list-item>
          <text:p text:style-name="P17">thêm các phần mở rộng,thư viện 1 cách tuự động và tự cập nhập chúng</text:p>
        </text:list-item>
        <text:list-item>
          <text:p text:style-name="P17">dễ dàng làm việc với nhiều project cùng lúc</text:p>
        </text:list-item>
        <text:list-item>
          <text:p text:style-name="P17">dễ dàng viết các plugin trong java hoặc các ngôn ngữ kịch bản</text:p>
        </text:list-item>
        <text:list-item>
          <text:p text:style-name="P18">truy cập nhanh các tính năng mới với việc bổ sung cáu hình ít hoặc k có</text:p>
        </text:list-item>
        <text:list-item>
          <text:p text:style-name="P18">có thể xây dựng các dự án thành các loại đầu ra được xác định trước như jar, war mà k cần kịch bản trong nhiều trường hợp</text:p>
        </text:list-item>
        <text:list-item>
          <text:p text:style-name="P18">tạo các document và báo cáo tự động</text:p>
        </text:list-item>
        <text:list-item>
          <text:p text:style-name="P18">có thể tích hợp với các chương trình kiểm soát nguồn nhưu git</text:p>
        </text:list-item>
        <text:list-item>
          <text:p text:style-name="P18">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7"><text:soft-page-break/>+trọng tâm của maven là plugin,tất cả mọi việc để thực hiển bới các plugin ( có 2 mục địch, build và report)</text:p>
      <text:p text:style-name="P7"/>
      <text:p text:style-name="P5"/>
      <text:p text:style-name="P5"/>
      <text:p text:style-name="P6">+<text:span text:style-name="T4">XML( extendsible markup language)</text:span></text:p>
      <text:list xml:id="list3076204813331301932" text:style-name="L5">
        <text:list-item>
          <text:p text:style-name="P19">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p>
        </text:list-item>
        <text:list-item>
          <text:p text:style-name="P20">tên thẻ k được bắt đầu bằng xml vì nó giống với thể khai báo header,không được chứa khoảng trắng</text:p>
        </text:list-item>
      </text:list>
      <text:p text:style-name="P7">+POM </text:p>
      <text:list xml:id="list4152981144686325065" text:style-name="L6">
        <text:list-item>
          <text:p text:style-name="P21">project : thành phần quan trọng nhất</text:p>
        </text:list-item>
        <text:list-item>
          <text:p text:style-name="P22">modelVersion : phiền bản đnag sử dụng</text:p>
        </text:list-item>
        <text:list-item>
          <text:p text:style-name="P22">groupId: id của cty hoặc nhóm tạo dự án</text:p>
        </text:list-item>
        <text:list-item>
          <text:p text:style-name="P22">artifactId ; <text:span text:style-name="T6">các artifact của project chủ yếu là file jar được xac định dạng &lt;artifactId&gt;-&lt;version&gt;.&lt;Extention&gt; (ví dụ : myapp-1.0.jar)</text:span></text:p>
        </text:list-item>
        <text:list-item>
          <text:p text:style-name="P22">packaging : cho biết loại file sẽ tạo ra khi build (jar ,war )</text:p>
        </text:list-item>
        <text:list-item>
          <text:p text:style-name="P22">version : phiên bản của dự án</text:p>
        </text:list-item>
        <text:list-item>
          <text:p text:style-name="P22">name : tên của dự án</text:p>
        </text:list-item>
        <text:list-item>
          <text:p text:style-name="P22">url : đường dẫn của dự án,thường là nơi lưu tài liệu</text:p>
        </text:list-item>
        <text:list-item>
          <text:p text:style-name="P22">description : cấu hình các phần mở rộng của dự án, </text:p>
        </text:list-item>
      </text:list>
      <text:p text:style-name="P8"/>
      <text:p text:style-name="P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10">+plugin</text:p>
      <text:list xml:id="list6940522220609898050" text:style-name="L7">
        <text:list-item>
          <text:p text:style-name="P23">type : &lt;yourplugin&gt;-maven-plugin</text:p>
        </text:list-item>
        <text:list-item>
          <text:p text:style-name="P24">call : maven-&lt;yourplugin&gt;-plugin</text:p>
        </text:list-item>
      </text:list>
      <text:p text:style-name="P25">git là 1 hệ thống quản lý phiên bản</text:p>
      <text:p text:style-name="P25">chương <text:span text:style-name="T7">trình chỉ có 1 chức năng ,còn phầm mềm thì bao gồm nhiều chức năng trong đó</text:span></text:p>
      <text:p text:style-name="P29">+git pull là git fetch và git merge</text:p>
      <text:list xml:id="list8026780483125264588" text:style-name="L8">
        <text:list-item>
          <text:p text:style-name="P30">pull : lay nhung phan thay doi ve va tu dong merge tren branch hien tai</text:p>
        </text:list-item>
        <text:list-item>
          <text:p text:style-name="P30">fetch : lay nhung phan thay doi ve ,nhung merge thu cong</text:p>
        </text:list-item>
      </text:list>
      <text:p text:style-name="P26">+fork : là ng dùng sẽ copy 1 bản sao của repo về kho của họ<text:span text:style-name="T8">(chỉ có trên github, không có trong git) và mún sử dụng thì clone về local</text:span></text:p>
      <text:p text:style-name="P27">+comflict : là trường hợp có sự thay đỗi trên cùng 1 dòng code khi merge và máy k thể tự xử lý được cái nào đúng, phải tự quyết định giữ lại dòng code nào</text:p>
      <text:p text:style-name="P26"/>
      <text:p text:style-name="P26"><text:s/>+phần mền hệ thống là phần mền thiết kế <text:s/>cho việc vân hành điều khiển phần cứng máy tính và cung cấp cho 1 kiến trúc cho veiejc chạy cáu ứng dụng</text:p>
      <text:p text:style-name="P26">- phần mềm tiệ ních giúp cho việc phân tính,cấu hình, đánh giá và bảo vệ máy tính</text:p>
      <text:p text:style-name="P26"/>
      <text:p text:style-name="P26"/>
      <text:p text:style-name="P26"/>
      <text:p text:style-name="P26"/>
      <text:p text:style-name="P26"/>
      <text:p text:style-name="P26"/>
      <text:p text:style-name="P26"/>
      <text:p text:style-name="P26">*unit <text:span text:style-name="T9">test : test những method đơn lẽ</text:span></text:p>
      <text:p text:style-name="P26"><text:soft-page-break/>*integration <text:span text:style-name="T9">test : test những phần khác nhau ,các method khác nhau có làm việc với nhau được hay k,test cả ứng dụ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5T11:19:01.953212241</dc:date>
    <meta:editing-duration>PT1H50M29S</meta:editing-duration>
    <meta:editing-cycles>7</meta:editing-cycles>
    <meta:generator>LibreOffice/5.1.6.2$Linux_X86_64 LibreOffice_project/10m0$Build-2</meta:generator>
    <meta:document-statistic meta:table-count="0" meta:image-count="0" meta:object-count="0" meta:page-count="3" meta:paragraph-count="67" meta:word-count="1100" meta:character-count="4931" meta:non-whitespace-character-count="3929"/>
  </office:meta>
</office:document-meta>
</file>